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language-asian="zxx" style:country-asian="none" style:language-complex="zxx" style:country-complex="none"/>
    </style:style>
    <style:style style:name="P2" style:family="paragraph" style:parent-style-name="Text_20_body">
      <style:text-properties fo:language="en" fo:country="US" style:language-asian="zxx" style:country-asian="none" style:language-complex="zxx" style:country-complex="non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paragraph-properties fo:break-before="page"/>
    </style:style>
    <style:style style:name="P11" style:family="paragraph" style:parent-style-name="Heading_20_2">
      <style:text-properties fo:language="en" fo:country="US" style:language-asian="zxx" style:country-asian="none" style:language-complex="zxx" style:country-complex="non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language-asian="zxx" style:country-asian="none" style:language-complex="zxx" style:country-complex="none"/>
    </style:style>
    <style:style style:name="T3" style:family="text">
      <style:text-properties style:language-asian="zxx" style:country-asian="none"/>
    </style:style>
    <style:style style:name="T4" style:family="text">
      <style:text-properties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12">Part I: Problem<text:tab/>2</text:p>
          <text:p text:style-name="P13">Chapter 1: Problem statement<text:tab/>2</text:p>
          <text:p text:style-name="P13">Chapter 2: Related Work<text:tab/>2</text:p>
          <text:p text:style-name="P13">Chapter 3: Requirement Analysis<text:tab/>2</text:p>
          <text:p text:style-name="P13">Chapter 4: UNICASE<text:tab/>2</text:p>
          <text:p text:style-name="P12">Part II: Solution<text:tab/>3</text:p>
          <text:p text:style-name="P13">Chapter 5: solution idea / evolutionary algorithm (EA) / data structure <text:tab/>3</text:p>
          <text:p text:style-name="P13">Chapter 6: Analysis System model<text:tab/>3</text:p>
          <text:p text:style-name="P12">Part III: Prototype<text:tab/>5</text:p>
          <text:p text:style-name="P13">Chapter 7: System design<text:tab/>5</text:p>
          <text:p text:style-name="P15">Assignee Recommendation Component<text:tab/>5</text:p>
          <text:p text:style-name="P14">Model based Assignee Recommendation<text:tab/>5</text:p>
          <text:p text:style-name="P14">Machine learning Assignee recommendation<text:tab/>5</text:p>
          <text:p text:style-name="P15">Iteration Planning Component<text:tab/>6</text:p>
          <text:p text:style-name="P15">GUI-User Interaction Component<text:tab/>6</text:p>
          <text:p text:style-name="P13">Chapter 8: Object design<text:tab/>7</text:p>
          <text:p text:style-name="P12">Part IV: Evaluation<text:tab/>8</text:p>
          <text:p text:style-name="P13">Chapter 9: different strategies for recommending assignees<text:tab/>8</text:p>
          <text:p text:style-name="P13">Chapter 10: different parameters for EA<text:tab/>8</text:p>
          <text:p text:style-name="P13">Chapter 11: Questionnaire<text:tab/>8</text:p>
          <text:p text:style-name="P12">Part V: Appendices<text:tab/>9</text:p>
        </text:index-body>
      </text:table-of-content>
      <text:p text:style-name="Text_20_body"/>
      <text:p text:style-name="Text_20_body"/>
      <text:p text:style-name="Text_20_body"><text:s/></text:p>
      <text:p text:style-name="P10"/>
      <text:p text:style-name="Text_20_body"/>
      <text:h text:style-name="P1" text:outline-level="1">Part I: Problem</text:h>
      <text:h text:style-name="P11" text:outline-level="2">Chapter 1: Problem statement</text:h>
      <text:h text:style-name="P11" text:outline-level="2">Chapter 2: Related Work</text:h>
      <text:h text:style-name="P11" text:outline-level="2">Chapter 3: Requirement Analysis</text:h>
      <text:p text:style-name="Text_20_body"><text:span text:style-name="T2">Use cases: </text:span></text:p>
      <text:list xml:id="list40158254" text:style-name="L7">
        <text:list-item>
          <text:p text:style-name="P9"><text:span text:style-name="T2">create a major iteration plan</text:span></text:p>
          <text:list>
            <text:list-item>
              <text:p text:style-name="P9"><text:span text:style-name="T2">define tasks</text:span></text:p>
            </text:list-item>
            <text:list-item>
              <text:p text:style-name="P9"><text:span text:style-name="T2">define assignees</text:span></text:p>
            </text:list-item>
          </text:list>
        </text:list-item>
        <text:list-item>
          <text:p text:style-name="P9"><text:span text:style-name="T2">change selected <text:s/>major plan</text:span></text:p>
          <text:list>
            <text:list-item>
              <text:p text:style-name="P9"><text:span text:style-name="T2">change assignee</text:span></text:p>
            </text:list-item>
            <text:list-item>
              <text:p text:style-name="P9"><text:span text:style-name="T2">change order of tasks</text:span></text:p>
            </text:list-item>
          </text:list>
        </text:list-item>
        <text:list-item>
          <text:p text:style-name="P9"><text:span text:style-name="T2">create a number of iteration plans from major plan</text:span></text:p>
          <text:list>
            <text:list-item>
              <text:p text:style-name="P9"><text:span text:style-name="T2">define number of iterations</text:span></text:p>
            </text:list-item>
            <text:list-item>
              <text:p text:style-name="P9"><text:span text:style-name="T2">define time for each iteration</text:span></text:p>
            </text:list-item>
            <text:list-item>
              <text:p text:style-name="P9"><text:span text:style-name="T2">move tasks between iteration</text:span></text:p>
            </text:list-item>
          </text:list>
        </text:list-item>
      </text:list>
      <text:p text:style-name="Text_20_body"><text:span text:style-name="T2"/></text:p>
      <text:h text:style-name="P11" text:outline-level="2">Chapter 4: UNICASE</text:h>
      <text:p text:style-name="Text_20_body"/>
      <text:p text:style-name="Text_20_body"/>
      <text:p text:style-name="Text_20_body"/>
      <text:p text:style-name="P10"/>
      <text:h text:style-name="P1" text:outline-level="1">Part II: Solution</text:h>
      <text:h text:style-name="P11" text:outline-level="2">Chapter 5: solution idea / evolutionary algorithm (EA) / data structure </text:h>
      <text:p text:style-name="P2">Finding the best iteration plan is an optimization problem. </text:p>
      <text:p text:style-name="P2">One of the methods to solve optimization problems is Evolutionary Algorithms. The main schema of an evolutionary algorithms is shown in listing XXX. </text:p>
      <text:p text:style-name="P2"/>
      <text:p text:style-name="P2">listing XXX: main schema of an evolutionary algorithms</text:p>
      <text:p text:style-name="P2"/>
      <text:p text:style-name="P2">The data structure I am using in this work for EA runs is an ordered list of (task, assignee) tupels as shown in figure XXX. This will be the genome of every individual in population. Every individual in population is an iteration plan. The goal of algorithm is to find the best plan through combining and crossing of best plans of last generation. </text:p>
      <text:p text:style-name="P2"/>
      <text:p text:style-name="P2">figure XXX: schema of data structure used in EA</text:p>
      <text:p text:style-name="P2"/>
      <text:p text:style-name="P2">Possibilities to change the plans are:</text:p>
      <text:list xml:id="list36282237" text:style-name="L1">
        <text:list-item>
          <text:p text:style-name="P3"><text:span text:style-name="T2">changing the order of task-assignee pairs</text:span></text:p>
        </text:list-item>
        <text:list-item>
          <text:p text:style-name="P3"><text:span text:style-name="T2">changing assignee of an individual task</text:span></text:p>
        </text:list-item>
      </text:list>
      <text:p text:style-name="P2"/>
      <text:p text:style-name="P2"/>
      <text:h text:style-name="P11" text:outline-level="2">Chapter 6: Analysis System model</text:h>
      <text:p text:style-name="Text_20_body"/>
      <text:p text:style-name="Text_20_body">Task:</text:p>
      <text:p text:style-name="Text_20_body">Representation of a unit of work in plan. In our model (UNICASE) this will be a WorkItem that is Checkable. This will be the classes ActionItem, Bugreport, and Issue.</text:p>
      <text:p text:style-name="Text_20_body"/>
      <text:p text:style-name="Text_20_body">Assignee:</text:p>
      <text:p text:style-name="Text_20_body">Someone who can accomplish a Task. Assignee will be an individual person not a team. </text:p>
      <text:p text:style-name="Text_20_body"/>
      <text:p text:style-name="Text_20_body">MajorPlan:</text:p>
      <text:p text:style-name="Text_20_body">This is a single long plan containing all the task that are to be done during a set of iteration. The individual iteration plans are then achieved by breaking up this long plan based on duration of each iteration and effort for tasks. The goal of EA algorithm is to find the best object of this class through a run. This class is a list of TaskAssignee objects. </text:p>
      <text:p text:style-name="Text_20_body"/>
      <text:p text:style-name="Text_20_body">IterationPlan:</text:p>
      <text:p text:style-name="Text_20_body"><text:soft-page-break/>This will be the representation of every individual iteraion plan. EA found the best major plans, the user chooses one them and eventually changes it. After final major plan is created by user, it is divieded to a number of iteration plans. Each IterationPlan has a defined duration. The sum of effort for tasks contained in each IterationPlan is less than or equal this duration. </text:p>
      <text:p text:style-name="Text_20_body"/>
      <text:p text:style-name="Text_20_body">TaskAssignee: </text:p>
      <text:p text:style-name="Text_20_body">This contains of a Task and a list of Assignees. The list of Assignees is sorted based on qualification of assignees for doing this task. This list may be limited to just a few number of best appropriate assignees for doing this task. </text:p>
      <text:p text:style-name="Text_20_body"/>
      <text:p text:style-name="P10"/>
      <text:h text:style-name="P1" text:outline-level="1">Part III: Prototype</text:h>
      <text:h text:style-name="P11" text:outline-level="2">Chapter 7: System design</text:h>
      <text:p text:style-name="Text_20_body"><text:span text:style-name="T2">Designing the system is based on the idea of planing multiple iterations can be achieve by creating a one major plan that contains all the tasks of these iterations, and then breaking this longer plan to the desired number of iterations based on time effort of individual tasks. This is based on the assumption that first, each task has a defined effort measure (for example in hours), and second each iteration has a defined time period. </text:span></text:p>
      <text:p text:style-name="Text_20_body"><text:span text:style-name="T2">The system consists of three main component:</text:span></text:p>
      <text:list xml:id="list36409172" text:style-name="L2">
        <text:list-item>
          <text:p text:style-name="P4"><text:span text:style-name="T2">Assignee Recommendation Component</text:span></text:p>
        </text:list-item>
        <text:list-item>
          <text:p text:style-name="P4"><text:span text:style-name="T2">Iteration Planning Component</text:span></text:p>
        </text:list-item>
        <text:list-item>
          <text:p text:style-name="P4"><text:span text:style-name="T2">GUI – User Interaction Component</text:span></text:p>
        </text:list-item>
      </text:list>
      <text:p text:style-name="Text_20_body"><text:span text:style-name="T2"/></text:p>
      <text:h text:style-name="Heading_20_3" text:outline-level="3"><text:span text:style-name="T2">Assignee Recommendation Component</text:span></text:h>
      <text:p text:style-name="Text_20_body"><text:span text:style-name="T2">This component helps in finding the appropriate developer (assignee) for a given task. </text:span></text:p>
      <text:p text:style-name="Text_20_body"><text:span text:style-name="T2">It has a pool of tasks and a pool of developers. </text:span></text:p>
      <text:p text:style-name="Text_20_body"><text:span text:style-name="T2">For each task, this component creates a list of assignees who can accomplish it. This list of developers is sorted based on qualification of each developer for this task. </text:span></text:p>
      <text:p text:style-name="Text_20_body"><text:span text:style-name="T2">For sorting of developer based on their qualification we use two different strategies: </text:span></text:p>
      <text:list xml:id="list36705635" text:style-name="L3">
        <text:list-item>
          <text:p text:style-name="P5"><text:span text:style-name="T2">Model based </text:span></text:p>
        </text:list-item>
        <text:list-item>
          <text:p text:style-name="P5"><text:span text:style-name="T2">Machine Learning</text:span></text:p>
        </text:list-item>
      </text:list>
      <text:h text:style-name="Heading_20_4" text:outline-level="4"><text:span text:style-name="T2">Model based Assignee Recommendation</text:span></text:h>
      <text:p text:style-name="Text_20_body"><text:span text:style-name="T2">In this strategy, we use traceability links between instances of UNICASE model objects. As figure XXX shows:</text:span></text:p>
      <text:p text:style-name="Text_20_body"><text:span text:style-name="T2"/></text:p>
      <text:p text:style-name="Text_20_body"><text:span text:style-name="T2">Figure XXX: traceability links between domain objects</text:span></text:p>
      <text:p text:style-name="Text_20_body"><text:span text:style-name="T2"/></text:p>
      <text:p text:style-name="Text_20_body"><text:span text:style-name="T2">Every task is connected with some requirements, and also linked with other tasks through predecessor link. Based on the history of the project we can find out who has done other tasks related to this one. The developer(s) who have done the most number of related tasks, will be the best candidate to do this one too. </text:span></text:p>
      <text:p text:style-name="Text_20_body"><text:span text:style-name="T2"/></text:p>
      <text:h text:style-name="Heading_20_4" text:outline-level="4"><text:span text:style-name="T2">Machine learning Assignee recommendation</text:span></text:h>
      <text:p text:style-name="Text_20_body"><text:span text:style-name="T2">In this strategy we use data mining and text analysis techniques. Since UNICASE projects are stored as .xsi files in text format, we can use this data in a text analysis algorithm to obtain a classifier which is capable of grouping task for each developer. Using this classifier we can predict </text:span><text:soft-page-break/><text:span text:style-name="T2">which developer would be the most appropriate to accomplish a new task. </text:span></text:p>
      <text:p text:style-name="Text_20_body"><text:span text:style-name="T2"/></text:p>
      <text:h text:style-name="Heading_20_3" text:outline-level="3"><text:span text:style-name="T2">Iteration Planning Component</text:span></text:h>
      <text:p text:style-name="Text_20_body"><text:span text:style-name="T2">This will be the main component and implementation of EA. </text:span></text:p>
      <text:p text:style-name="Text_20_body"><text:span text:style-name="T2">This component creates a base population of iteration plans based on the input from assignee recommendation component. </text:span></text:p>
      <text:p text:style-name="Text_20_body"><text:span text:style-name="T2">It evaluates the population based on criteria like:</text:span></text:p>
      <text:list xml:id="list38593858" text:style-name="L4">
        <text:list-item>
          <text:p text:style-name="P6"><text:span text:style-name="T2">feasibility of <text:s/>plan: that is, if the tasks are done in their due dates, and considering the priority of tasks.</text:span></text:p>
        </text:list-item>
        <text:list-item>
          <text:p text:style-name="P6"><text:span text:style-name="T2">availability of assignees: an assignee may be the most appropriate for doing a task, but he may not be available (based on the hours he is available during time period of a plan, and the total hours of efforts for tasks he must do already that have an earlier due date or higher priority)</text:span></text:p>
        </text:list-item>
      </text:list>
      <text:p text:style-name="Text_20_body"><text:span text:style-name="T2">Based on these criteria each plan (individual in population) gets an overall grade. A number of best individuals are selected and combined to create the next generation. </text:span></text:p>
      <text:p text:style-name="Text_20_body"><text:span text:style-name="T2">Besides selecting and combining the best individuals from last generation this component also creates new individuals in the next generation through changing existing individuals (mutation) and coping them in next generation. </text:span></text:p>
      <text:p text:style-name="Text_20_body"><text:span text:style-name="T2">The possibilities to change (mutate) plans are for instance:</text:span></text:p>
      <text:list xml:id="list38675799" text:style-name="L5">
        <text:list-item>
          <text:p text:style-name="P7"><text:span text:style-name="T2">changing assignee of some tasks in plan</text:span></text:p>
        </text:list-item>
        <text:list-item>
          <text:p text:style-name="P7"><text:span text:style-name="T2">changing the order of tasks in plan</text:span></text:p>
        </text:list-item>
      </text:list>
      <text:p text:style-name="Text_20_body"><text:span text:style-name="T2"/></text:p>
      <text:p text:style-name="Text_20_body"><text:span text:style-name="T2">The algorithms is run until a population of best plans are achieved and no further improvements in population are observed, or until some other criteria are met.</text:span></text:p>
      <text:p text:style-name="Text_20_body"><text:span text:style-name="T2">The main challenge in implementing this component is finding the good parameters to control the run of EA and to evaluate the individual plans for selecting them to next generation. </text:span></text:p>
      <text:p text:style-name="Text_20_body"><text:span text:style-name="T2">The result of this component will be a population of best iteration plans that could be created automatically. These plans are then represented to a human user (the project manager) for further tuning/changing. </text:span></text:p>
      <text:p text:style-name="Text_20_body"><text:span text:style-name="T2"/></text:p>
      <text:h text:style-name="Heading_20_3" text:outline-level="3"><text:span text:style-name="T2">GUI-User Interaction Component</text:span></text:h>
      <text:p text:style-name="Text_20_body"><text:span text:style-name="T2">After iteration planning component created a number of best possible major plans, these are represented to project manager to choose among them of further change them. This is done through GUI-User Interaction component. The user investigates the created plans, and chooses one of them for further modifications.</text:span></text:p>
      <text:p text:style-name="Text_20_body"><text:span text:style-name="T2">The user can change the plan in which he:</text:span></text:p>
      <text:list xml:id="list39193677" text:style-name="L6">
        <text:list-item>
          <text:p text:style-name="P8"><text:span text:style-name="T2">changes number of tasks in plan</text:span></text:p>
        </text:list-item>
        <text:list-item>
          <text:p text:style-name="P8"><text:span text:style-name="T2">changes order of tasks to be done</text:span></text:p>
        </text:list-item>
        <text:list-item>
          <text:p text:style-name="P8"><text:span text:style-name="T2">changes assignees</text:span></text:p>
        </text:list-item>
      </text:list>
      <text:p text:style-name="Text_20_body"><text:soft-page-break/><text:span text:style-name="T2">After fine tuning the selected major plan, the major plan is divided into a number of iteration plans, based on effort of individual tasks, and time available in each iteration. The result is again shown to the user for further potential changing. </text:span></text:p>
      <text:p text:style-name="Text_20_body"><text:span text:style-name="T2"/></text:p>
      <text:h text:style-name="Heading_20_2" text:outline-level="2"><text:span text:style-name="T2">Chapter 8: Object design</text:span></text:h>
      <text:p text:style-name="Text_20_body"/>
      <text:p text:style-name="Text_20_body"/>
      <text:p text:style-name="Text_20_body"/>
      <text:p text:style-name="P10"/>
      <text:h text:style-name="P1" text:outline-level="1">Part IV: Evaluation</text:h>
      <text:h text:style-name="P11" text:outline-level="2">Chapter 9: different strategies for recommending assignees</text:h>
      <text:h text:style-name="P11" text:outline-level="2">Chapter 10: different parameters for EA</text:h>
      <text:h text:style-name="P11" text:outline-level="2">Chapter 11: Questionnaire</text:h>
      <text:p text:style-name="Text_20_body"/>
      <text:p text:style-name="Text_20_body"/>
      <text:p text:style-name="P10"/>
      <text:h text:style-name="P1" text:outline-level="1">Part V: Appendices</text:h>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22M22S</meta:editing-duration>
    <meta:editing-cycles>19</meta:editing-cycles>
    <meta:generator>OpenOffice.org/3.2$Win32 OpenOffice.org_project/320m18$Build-9502</meta:generator>
    <dc:date>2010-09-28T20:17:02.57</dc:date>
    <dc:creator>Zardosht Hodaie</dc:creator>
    <meta:document-statistic meta:table-count="0" meta:image-count="0" meta:object-count="0" meta:page-count="9" meta:paragraph-count="107" meta:word-count="1321" meta:character-count="7899"/>
    <meta:user-defined meta:name="Info 1"/>
    <meta:user-defined meta:name="Info 2"/>
    <meta:user-defined meta:name="Info 3"/>
    <meta:user-defined meta:name="Info 4"/>
  </office:meta>
</office:document-meta>
</file>